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7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8.7mm"/>
    </style:style>
    <style:style style:name="co5" style:family="table-column">
      <style:table-column-properties fo:break-before="auto" style:column-width="58.9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0000" fo:font-size="15pt" style:font-size-asian="15pt" style:font-size-complex="15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color="#800000" fo:font-size="15pt" style:font-size-asian="15pt" style:font-size-complex="15pt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cccc"/>
      <style:text-properties fo:color="#800000" fo:font-size="15pt" style:font-size-asian="15pt" style:font-size-complex="15pt"/>
    </style:style>
    <style:style style:name="ce6" style:family="table-cell" style:parent-style-name="Default">
      <style:table-cell-properties fo:background-color="#cccccc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velopers" table:style-name="ta1">
        <table:shapes>
          <draw:frame draw:z-index="0" draw:style-name="gr1" draw:text-style-name="P1" svg:width="159.89mm" svg:height="90.06mm" svg:x="178.79mm" svg:y="16.74mm">
            <loext:p draw:notify-on-update-of-ranges="Developers.C5:Developers.C9 Developers.D5:Developers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6mm" svg:x="178.23mm" svg:y="113.17mm">
            <loext:p draw:notify-on-update-of-ranges="Developers.C5:Developers.C8 Developers.D5:Developers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default-cell-style-name="Default"/>
        <table:table-column table:style-name="co3" table:default-cell-style-name="ce4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ver 200-&gt; 57 Developers</text:p>
          </table:table-cell>
          <table:covered-table-cell table:style-name="ce3"/>
          <table:table-cell table:number-columns-repeated="2"/>
          <table:table-cell table:style-name="ce1" office:value-type="string" calcext:value-type="string" table:number-columns-spanned="2" table:number-rows-spanned="1">
            <text:p>Under 10 -&gt; 1339 Developers</text:p>
          </table:table-cell>
          <table:covered-table-cell table:style-name="ce3"/>
          <table:table-cell table:style-name="ce5"/>
          <table:table-cell table:style-name="ce1" office:value-type="string" calcext:value-type="string" table:number-columns-spanned="2" table:number-rows-spanned="1">
            <text:p>10-30 -&gt; 254 Developers</text:p>
          </table:table-cell>
          <table:covered-table-cell table:style-name="ce3"/>
          <table:table-cell/>
          <table:table-cell table:style-name="ce1" office:value-type="string" calcext:value-type="string" table:number-columns-spanned="2" table:number-rows-spanned="1">
            <text:p>30-100 -&gt; 161 Developers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number-columns-repeated="2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style-name="ce6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</table:table-row>
        <table:table-row table:style-name="ro3">
          <table:table-cell office:value-type="string" calcext:value-type="string">
            <text:p>nobody@mozilla.org</text:p>
          </table:table-cell>
          <table:table-cell office:value-type="float" office:value="2598" calcext:value-type="float">
            <text:p>2598</text:p>
          </table:table-cell>
          <table:table-cell table:number-columns-repeated="2"/>
          <table:table-cell office:value-type="string" calcext:value-type="string">
            <text:p>bmo@rsz.jp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rno@renevier.ne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ugs@bengoodger.com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bzbarsky@mit.edu</text:p>
          </table:table-cell>
          <table:table-cell office:value-type="float" office:value="1245" calcext:value-type="float">
            <text:p>1245</text:p>
          </table:table-cell>
          <table:table-cell table:number-columns-repeated="2"/>
          <table:table-cell office:value-type="string" calcext:value-type="string">
            <text:p>wicked@sci.fi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pascutto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ounir@lamouri.fr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roc@ocallahan.org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Over 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egnitto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sai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yk@mozilla.org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mrbkap@gmail.com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100-2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gei_d@fi.tartu.e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aborg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erv@mozilla.org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general@js.bug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30-1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ladimir.sukhoy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horlander@mozilla.co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nethercote@mozilla.com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ehsan@mozilla.com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10-3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sac@jwsdot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lfredkayser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froyd@mozilla.com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gal@uci.edu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Under 10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armin76@gentoo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rislord.net@gmail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harparrow1@yahoo.com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LpSolit@gmail.com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string" calcext:value-type="string">
            <text:p>arenevier@fdn.f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goldman@radiantcore.com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quibblyflabbetydoo@gmail.com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brendan@mozilla.org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string" calcext:value-type="string">
            <text:p>bhearsum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ugzilla-mozilla@bkor.dhs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phink@gmail.com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Olli.Pettay@gmail.com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string" calcext:value-type="string">
            <text:p>tyler@christianlink.u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query-and-buglist@bugzilla.bug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ugs@pettay.fi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mkanat@bugzilla.org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string" calcext:value-type="string">
            <text:p>cbartley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nts@dom.bug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lorian@queze.net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surkov.alexander@gmail.com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bugzillaFred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en.bucksch@beonex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witte@gmail.com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dholbert@mozilla.com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edwsmith@adob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kairo@kairo.a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kaie@kuix.de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timeless@bemail.org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string" calcext:value-type="string">
            <text:p>unghost@mozilla-russia.org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antasai.bugs@inkedblade.net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ul@mozilla.com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dao@mozilla.com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string" calcext:value-type="string">
            <text:p>jhford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orian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eitan@monotonous.org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jorendorff@mozilla.com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string" calcext:value-type="string">
            <text:p>gary@rumblingedge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enjamin@python.org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m@mcc.id.au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vladimir@pobox.com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string" calcext:value-type="string">
            <text:p>acrichton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il@philipp-wagner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eneral@dom.bugs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mh+mozilla@glandium.org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string" calcext:value-type="string">
            <text:p>tlee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mcbride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zilla@Weilbacher.org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longsonr@gmail.com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dhylands@mozilla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ulian.reschke@gmx.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arco.zehe@googlemail.com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gavin.sharp@gmail.com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string" calcext:value-type="string">
            <text:p>onemen.one@gmail.com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marchesini@mozilla.com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jesup@jesup.org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jfkthame@gmail.com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email-notifications@bugzilla.bug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seward@acm.org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artijn.martijn@gmail.com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bjacob@mozilla.com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string" calcext:value-type="string">
            <text:p>emaijala@kolumbus.f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stangl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icolas.b.pierron@mozilla.com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dvander@alliedmods.net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string" calcext:value-type="string">
            <text:p>doron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johnso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tor@acm.org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mano@mozilla.com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cls@seawood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sherk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evilpies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joshmoz@gmail.com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form-submission@content.bug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vijayan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jim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jones.chris.g@gmail.com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trev@gtchat.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za@mozilla.com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olterbugz@gmail.com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romaxa@gmail.com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valastiak@mozilla.s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56girard@gmail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anderson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mak77@bonardo.net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bholley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an@iangilman.com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ratcliffe@mozilla.com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benjamin@smedbergs.us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string" calcext:value-type="string">
            <text:p>laurent@xulfr.org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iguyryan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yg@aryeh.name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hsivonen@iki.fi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kliu@mozilla.kailiu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ememcc_firefox@graeme-online.co.u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irtles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jmathies@mozilla.com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dev-null@hotmail.co.jp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wanno@lycos.n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elipc@gmail.com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igor@mir2.org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string" calcext:value-type="string">
            <text:p>tobias.hung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.qu@queze.ne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acek@codeweavers.com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bienvenu@nventure.com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niederstrasser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.matsuu@gmail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imb@mozilla.com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peterv@propagandism.org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schranz.m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iles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argaret.leibovic@gmail.com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bhackett1024@gmail.com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joelr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lstars.ch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uriber@gmail.com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dmandelin@mozilla.com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leon.sha@oracle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yeh@mozilla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eneral@svg.bugs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mats.palmgren@bredband.net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string" calcext:value-type="string">
            <text:p>jothan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llindira@appcoast.co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ohnath@mozilla.com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jwalden+bmo@mit.edu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string" calcext:value-type="string">
            <text:p>nsm.nikhil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nder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d.bugzilla@gmail.com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philringnalda@gmail.com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tobbi.bugs@google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ichal@allpeers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gor.bukanov@gmail.com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masayuki@d-toybox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tschneidereit+bmo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n@stechz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townsend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jmuizelaar@mozilla.com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string" calcext:value-type="string">
            <text:p>cyu@mozilla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rosenberg@mozilla.com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taubert@mozilla.com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justin.lebar+bug@gmail.com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isaac.aggrey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ian.liu@sun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scott@mozilla.org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dbaron@mozilla.com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sonny.piers@gmail.com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ragtext@e-vertise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no@lsvw.de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matspal@gmail.com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colin.ogilvie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kee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hilipp@weitershausen.de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smontagu@smontagu.org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administration@bugzilla.bug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teller@mozilla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.woodrow+bugzilla@gmail.com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smichaud@pobox.com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justdave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igneshhk1992@gmail.com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winton@latte.ca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dietrich@mozilla.com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gbn@hqso.n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ag@tty.nl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rettw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dbaron@dbaron.org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string" calcext:value-type="string">
            <text:p>jjclark1982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ylvain.pasche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mo@edmorley.co.uk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ent.mozilla@gmail.com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vitaly.fedrushko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nshebs@earthlink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ps@mozilla.com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neil@httl.net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charting@bugzilla.bug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barrett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nnie.sullivan@gmail.com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mihai.sucan@gmail.com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db48x@yahoo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@kylehuey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van.Yan@Sun.COM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enndeakin@gmail.com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chpe@gnom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flint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rinting@core.bugs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mounir.lamouri@gmail.com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moz@shorestreet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kaze@kompozer.ne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minta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chris@pearce.org.nz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wolfe@lobo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oller@mozilla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jandemooij@gmail.com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doug.turner@gmail.com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ctalbert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gzilla@sherk.m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andry@openbsd.org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jwalker@mozilla.com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aolo.02.prg@amadzone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rapmachines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mbanner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jonas@sicking.cc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MaierMan@web.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eyuki.s.snyk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abrice@mozilla.com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pierce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ioalv.mozilla@gmail.com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zweinberg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ik@kamens.brookline.ma.u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reate-and-change@bugzilla.bug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graydon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100-200 -&gt; 63 Developers</text:p>
          </table:table-cell>
          <table:covered-table-cell table:style-name="ce3"/>
          <table:table-cell table:number-columns-repeated="2"/>
          <table:table-cell office:value-type="string" calcext:value-type="string">
            <text:p>sindrebugzilla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m.folkwilliams@gmail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jdemooij@mozilla.com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Num of Bugs</text:p>
          </table:table-cell>
          <table:table-cell table:number-columns-repeated="2"/>
          <table:table-cell office:value-type="string" calcext:value-type="string">
            <text:p>willyaranda@mozilla-hispano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gspam.Callek@gmail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rev.saunders@gmail.com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ginn.chen@sun.com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n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urkov@dc.baikal.r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ryn@frankyan.com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bas.schouten@live.nl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wchen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lfred.peng@sun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bmo2007@rsz.jp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wmccloskey@mozilla.com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rpear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ilgrim@gmail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10n@mozilla.com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mcmanus@ducksong.com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shu@rfrn.or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aken.spc@gmail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red.wang@free.fr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m_kato@ga2.so-net.ne.jp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homas@prip.nu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ssey@mozilla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errence@mozilla.com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sayrer@gmail.com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jstraus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hailen.n.jain@gmail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veditz@cruzio.com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mconley@mozilla.com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marshall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newman@mozilla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entnor.bugzilla@yahoo.com.au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khuey@kylehuey.com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ewong3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faust@mozilla.com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zbarsky@gmail.com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bugzilla@standard8.plus.com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bas@basschouten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iaoou.wu@oracle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ugmail@asutherland.org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luke@mozilla.com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jib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elsky@columbia.ed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ruderman@gmail.com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sspitzer@mozilla.com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rhelmer@mozilla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ob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ub@mozilla.com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kinetik@flim.org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tymerkaev@gmail.co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brubeck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inn.chen@oracle.com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matt.woodrow@gmail.com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supernova_00@yaho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nnrp+bmo@gmail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gilbert@mozilla.com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richard.marti@gmail.com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spam@bmo2007.rsz.jp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kristoffersen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wu@mozilla.com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tnikkel@gmail.com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bugzilla@chimpychomp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herman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oey@mozilla.com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raymond@appcoast.com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ichael.j.tosh@lmco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chaelkohler@live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ul@paul.cx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robert.bugzilla@gmail.com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Frank@Frank-Becker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dricv@neonux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rk.finkle@gmail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jst@mozilla.org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shimono@bug-j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nt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eltzne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mstange@themasta.com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timello@bugzilla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yen@mozilla.co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connor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ehsan.akhgari@gmail.com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mozeditor@floppymoos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eed@mozilla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walt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josh@joshmatthews.net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daumling@adob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slt@core.bug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peterson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zeniko@gmail.com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scootermorris@comcast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ciguyryan+bugzilla@gmail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dahl@mozilla.com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Ms2ger@gmail.com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jhpedemont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nnrp@gmail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ugmail@sicking.cc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joe@drew.ca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silver@warwickcompsoc.co.u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spence@gmail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biesinger@gmx.at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anygregor@gmail.com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bugs@ryan-jones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nya.meshkova@gmail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celists@atlas.sk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honzab.moz@firemni.cz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string" calcext:value-type="string">
            <text:p>stefanh@bluebottle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anedunn@yahoo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chou@mozilla.com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vporof@mozilla.com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daniel@glazman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abraldes@mozilla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teffen.wilberg@web.de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respindola@mozilla.com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string" calcext:value-type="string">
            <text:p>tonikito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juma@mozilla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v1989@gmail.com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VYV03354@nifty.ne.jp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sspeich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urabhanandiit@gmail.co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jschoenick@mozilla.com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crowder@fiverocks.com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doug@sheltonfamil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olo.mozmail@amadzone.org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squeella@gmail.com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jwatt@jwatt.org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mfenniak-moz@mathieu.fenniak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dric.corazza@wanadoo.f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dwilsh@forerunnerdesigns.com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lw@mozilla.com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nick.kreeger@park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oosha.khajeh@gmail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ellrob@gmail.com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mkmelin+mozilla@iki.fi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fta+bugzilla@sofaraway.org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haver@mozilla.org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avid.ascher@gmail.com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continuation@gmail.com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johnjbarton@johnjbarton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forms@core.bug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ichal.novotny@gmail.com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string" calcext:value-type="string">
            <text:p>bgirard@mozilla.com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michael.monreal@gmx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fsunoles@gmail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itcho@mitcho.com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tglek@mozilla.com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bobbyholley@stanford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nathan.protzenko@gmail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ixedpuppy@gmail.com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chris.double@double.co.nz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nth10sd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risccoulson@ubuntu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yanvm@gmail.com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aaronleventhal@moonset.net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poincare@ikezo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sx11m.pub@gmail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ugs.mano@sent.com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sgautherie.bz@free.fr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crazy-daniel@gmx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drew@ishiboo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biggar@mozilla.com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dcamp@mozilla.com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bugmail@millibyte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sync.processingjs@yahoo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drake@mozilla.com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mak77@supereva.it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pjem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ougt@dougt.org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rk@moxienet.com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past@mozilla.com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dion.sole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jones@mozilla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ar.castelluccio@studenti.unina.it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karlt@mozbugz.karlt.net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mitch_1_2@live.com.a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krizsanits@mozilla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aws@mozilla.com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paul@oshannessy.com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daveryeo@telus.n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ea.olivera@gmail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bjarne@runitsoft.com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tim.taubert@gmx.de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mjarvi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xli@maxli.c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mose@mozilla.org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enndeakin@sympatico.ca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stefanh@inbox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mis101@web.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usian@gmail.com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rcampbell@mozilla.com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ludovic@mozillamessaging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drej@allpeers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pearce@mozilla.com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dolske@mozilla.com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lorian.haenel@heeen.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ent@caspia.com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amg.bugs@gmail.com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bobbyholley+bmo@gmail.com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ilmari.heikkine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ijskruitbosch+bugs@g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w@mozilla.com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blassey.bugs@lassey.us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hage.jonat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neral@bugzilla.bug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larkbw@gnome.org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kengert@redhat.com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tanvi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waara@g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kl@mozilla.com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bernd_mozilla@gmx.de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kwiers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dilee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fredkayser@nl.ibm.com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jdaggett@mozilla.com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hristopher.leary@cornell.edu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ansky@redhat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avid.bolter@utoronto.ca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nisses.mail@home.se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hris@chrisdecairos.c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rpad.borsos@google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smith@mozilla.com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mozbugz@karlt.net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charles.wh.chan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skupin@g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clary@bclary.com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rkcapella@twcny.rr.com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leonard.camacho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sone@canonware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hammond@skippinet.com.au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pavlov@pavlov.net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valentin.gosu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ozer@mozillamessaging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zakai@mozilla.com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netzen@gmail.com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dbolter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greenlay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entnor.bugzilla@gmail.com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edilee@gmail.com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shu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stamm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ugmail@lassey.us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jduell.mcbugs@gmail.com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jkitch.bug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griffin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ony@ponderer.org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ted.mielczarek@gmail.com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jsmith@mozilla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hsieh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garwal@mozilla.com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reed@reedloden.com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mcdavis941.bugs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zbugz@dougt.org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ndrew.quartey@gmail.com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cdleary@mozilla.com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joseph.walker+bugzilla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ayearthur@g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yang@mozilla.com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asonyeo88@gmail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nuti@gmail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aronr@us.ibm.com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eckley@qualcomm.com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noorenberghe+bmo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sterlin@us.ibm.com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wicked+bz@etlicon.fi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viereck@mozilla.com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iikezoe@mozilla-japan.org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lc6@po.cwru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kl@redhat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hammond@mozilla.com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database@bugzilla.bug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rthomas@gmail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jvincent@gmail.com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imello@linux.vnet.ibm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sterne@mozilla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ighmind63@gmail.com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webservice@bugzilla.bug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idgeot18@gmail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tulagrwl@gmail.com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xpi-engine@installer.bug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ig.topper@gmail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bienvenu@mozilla.com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ann_bugzilla@arlen.demon.co.u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kezoe@clear-code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uy.pyrzak@gmail.com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ason_barnabe@fastmail.f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hren.m@gmail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tterribe@vt.edu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feng.qian.moz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evin@kmgerich.co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beich@tormail.org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ok.moz+sites.org.mozilla.bug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ttach-and-request@bugzilla.bug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llan@beaufour.dk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uryaismail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urblzap@gmai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rian.lu@sun.com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vasiliy.potapenko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hemsley@gmai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thanhugg@gmail.com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arcoos+bmo@marco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bs@maths.uq.edu.a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oe@retrovirus.com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hep@linux.thai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kasting@google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ichael.wu@mozilla.com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hk956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rade693+bmo@gmai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atjk7@gmail.com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darmochw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liu.bugzilla.3c9f@mail.kailiu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wein@mozilla.com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oduin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ladow@gmai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kyle@nonpolynomial.com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barth-mozilla@adambarth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wong@pw-wspx.or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eon.sha@sun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bholley@cs.stanford.ed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norp@snorp.n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nzab@allpeers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okoe@kde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silva@mozilla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kchen@mozilla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atlee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usualtears@gmai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cameron@mozilla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wsnyder@snydernet.ne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fung@mozilla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lian@mozilla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iucouga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huang@mozilla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dres@appcoast.co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mcnicklebugs@google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coppeard@mozilla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an.Varga@gmail.com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giles@xiph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le@arandomurl.com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ozilla@rosenauer.org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elchi3@elchi3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eyman@linagora.co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witte@stanford.edu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webapps@stechz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oshi_sunil@in.co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ul.mcamafia@linkitup.de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kevin.gad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ml@core.bug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maher@mozilla.com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dicarlo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flint@dslr.ne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21@vingtetun.org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jhworkma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dwilsh@mozilla.co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.nethercote@gmail.com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errence@trainedmonkeystudios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nchfrgg-mozbugs@altern.or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rin@meer.net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workma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book@mozilla.co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ispiked@gmail.com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npierron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remyhu@macports.or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o@design-noir.de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reuben.morais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exp@mozilla.co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songathedeveloper@yahoo.com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junky.argonaut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archy@gentoo.or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erjmoreno@gmail.com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vinceyang15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ev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ev.akhawe+mozilla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rving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bassi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djeric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foudil.newbie+bugzilla.mozilla.org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lee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wang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flores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ugzilla@design-noir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eorg.fritzsche@googlemail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lice0775@yahoo.co.jp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kr@rtfm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evin@cooliris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w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ardal@gmx.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ugzilla@babylonsounds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arkus.magnuson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zilla.bugs@alyoung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getify@mozilla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ton@mozilla.com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on.rietveld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green+mozilla@redhat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herb@leo.or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maug@welho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GoofyFr@gmail.co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ok.moz+mozbz@gmail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wicked@etlicon.f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gianopoulos@yahoo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ocumentation@bugzilla.bug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v@schonfeld.org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fter.fallou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acob.Bramley@arm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fe@alterplast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mail.mozilla@staktrace.com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eiser@arc.nasa.gov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ladd@bugzilla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ar@cray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i@bugzilla.bug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xtensions@bugzilla.bug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hendricks@novel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bwillis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imono@mozilla.gr.jp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bradley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ed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atthew@allpeers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ckw@panix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herron+mozilla@fmailbox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yner@brianryner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refiks@aviary.p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@mcsmurf.d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ngel@physics.harvard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ffen.imhof@google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shin1987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off@darktrojan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oissomag@free.f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horak@redha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onsmirl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eofigueres@yahoo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lurz24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tchell.field@live.com.au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k.miller@auckland.ac.nz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wderbt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ozilla@jgaunt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fernandom2004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wsteel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ppos@weppos.net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codedread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jpbruel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ryoqu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wright@mozilla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oliver_yeoh@hot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yan@ryanflint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shepher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hen@noved.org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rno.@no-log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pernova00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resi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apyhamhocks@gmail.com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ray@ganymede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ugt@meer.ne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ugzilla@standard8.demon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in32@widget.bu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sintov@macromedi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neral@xbl.bugs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rasad@medhas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omingcn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robarnold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enzie@us.ibm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web+moz@eschew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gis.caspar+bz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nodelma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ev.moz@adblockplus.org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orac99-firefox2@yaho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tc@google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hendrik.maryns@uni-tuebingen.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wayne@translate.org.z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ynvich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biesinger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toddw@ActiveState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s@page.ca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varma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illon@redhat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butl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ll@wg9s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eith@keithschwarz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hilbaseless-firefox@yahoo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hilip.chee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rley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morkel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ann_bugzilla@blueyonder.co.uk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nthoma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brow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brosna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ezreel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wmaddox@adobe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wu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aul.bigga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hishekp.bugzilla@gmail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chen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hinc@sohu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okeefe@alum.wpi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winton@mozilla.com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uca@members.fsf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ugzilla2007@duellmann24.net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orge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llation@bugzilla.bu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siarhei.siamashka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ustdave@bugzilla.org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dam@sigterm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er-accounts@bugzilla.bu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ojab@ojab.r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jschult@verizon.net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oz-ian@perix.co.u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lection@mozilla.bug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liu@code.kliu.or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speiche@us.ib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igor.bazarny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nyromyr@tprac.d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h.dev0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zilla@kaply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iten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ukka.tolvanen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oussamabad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ssop.bugzilla@blueprintit.co.uk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ennyluck@csail.mit.edu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ish@flock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kmachuli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chrazy.Yang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reuben.bmo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sa141421356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jet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1337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rp.1111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veditz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oirot.alex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s.martian+bugmai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iogo.gmt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yler.downer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vchan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rgeyreym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bsurend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ectre@armory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tseng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johnst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rclickenbrock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herrera@oniric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cbrocious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fitzgerald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PraZuBeR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risugari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avid.humphrey@senecac.on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peterson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mhabicher@mozilla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dahl@mozilla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mannion@gmail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schneidereit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snandaku@cisco.co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addee.tyl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laden@csclub.uwaterloo.c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dam@nostrum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etienne@segonzac.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azak@grisoft.cz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alex@crichton.c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han.charlez@gmail.com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dchan+bugzilla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tai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ngerb.dev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wood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h@junetz.d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talinn.iordache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tineyen+bugs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scalc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boriss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yan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bloper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an.carpenter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vathinos.spyros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walkowski@mozilla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ta88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plewako@aviary.p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ncus@off.n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lokep@gmail.com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p@bugzilla.kewis.c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glob.com.a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mi_zara@mac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uillomovitch@zarb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rb@novel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tlis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bingersy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baetz@acm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d.goos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upert@handfordonline.plus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ebsite@bugzilla.bug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m@robots.org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ugo.seabrook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schoening@am-soft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esuckiestemail@yahoo.s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cldl+mozbug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tchang@redhat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erfa@email.i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ito@densan.co.jp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ile-handling@mozilla.bug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ofman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hz@altlinux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mrade69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wues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raversal-range@dom.bug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ugar.waffl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qahira@ardisson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utdown@flash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nny.perinke@gmx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uart.morgan@alumni.case.ed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@zaynar.demon.co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shok@hungry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00000000@freenet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ich@rd.gen.nz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bugzilla@velox.ch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ndalf@aviary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lkaantima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arunasagark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sse@jasajudeju.s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et@adob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pgritti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mon@sxw.org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ittysix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uce@hoult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rthur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dons@glaxsta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itan@ascende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zlist@google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no.Aiko@liv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ed.jen@web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liss@adob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elanso@adob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jesperkristensen.d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sherry@adob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b48x@db48x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leibovic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shikawa@yk.rim.or.jp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oystig@cs.stanford.ed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jeter@ripleycable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hie@clear-cod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rdpixel@mac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ero.koskinen@iki.fi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sumar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elipe.sanche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yronm@stanford.ed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manuel.hoogeve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arly.molt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madayag@adob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46b@gulli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manuele.cost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kosverscho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jesup@wgat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ularylauren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incent.Lamotte@ensimag.imag.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trick@mozilla-enigmail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zu.han.ch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aw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.rayflood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dgarf2002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diehl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cole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@jbuckley.c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uku_regs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matsakis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devel@vogtner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ntiago.gimen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kalski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abien.cellie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urali.sr92@yahoo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rangedaylily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ey.blacksmith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seph.k.olivas@inte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ias.juntune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llanikumar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ljev@o2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ookveeray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christophkerschbaume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liu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omh@chollian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faustbm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presto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ejoevictor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avicat201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omas@thomasy.tw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th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junglecode.net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cal.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dransch.contact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rtmail-bugzilla@yahoo.in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che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bias.netzel@google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zimmermann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gueury@skynet.b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ohei.yoshino.bugs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chrispederi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fullhart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ger.zhang@sun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.woods@optusnet.com.au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ill.guaraldi@pculture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hn.p.baker@bristol.ac.u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redivo@floc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bertels+bugzilla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lege@google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iro@p.club.ne.jp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dangoor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.ascheberg@gmx.d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udovic@mozilla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ers@geeksbynature.dk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eramako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ubert.sablonniere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nkha93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isi@pikslar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wenger@qualcomm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irefox@poczta.neostrada.pl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bro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nnor.behan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dmund@belfordhk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@sigxcpu.or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onley@mozillamessaging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pera.wang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reepriya1111@gmail.com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demarco@zoominterne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edric.caron@citycable.ch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bd@dbc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mell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durthaler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bezzal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sie.clarkson@planningportal.gov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imono+bu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iuste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ckodi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zabga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bodomer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lob@glob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tro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tyson@redha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ksandr.v.tereschenko@linux.int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inis_Jonitis@exigengroup.lv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oy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ovalchuk77@list.r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qualon@aquachan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.R.Gardi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ri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nnes.mb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.herman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hnam@zwnj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st@yecc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vin@pics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ck@reloco.com.a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rin.moz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ra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no.Ai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trolller.3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ynas@open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keM@RetekSolutions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g@free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mith15@learn.senecac.on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cooper@deadsqui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mith15@littlesvr.c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anmarie.digg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t@songbirdne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olar@neteas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.taylor@cl.cam.ac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@luyer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dx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amposdecampo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kumar@sta.samsu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g@openpav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frisc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galli@mgalli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ul.rouge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esley-johnston@uiowa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ugues.fourni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meneze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ade@comcas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menzg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hnsdaniels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schew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ectorchu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ke.kaplinski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@grommi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lson@bolyard.m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b@comod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essamm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ei@runitsof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eev.taranto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dyas@zecador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gl@chromium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ewshilliday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bhishekb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wagne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avinjla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elgadis@mailinator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yakawa.m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harper60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bug@ml.breakpoint.cc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lmar.ludwig@uo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artml@wp.p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ngbackbsd@hot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isu@styl.us.t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leary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n@NetBSD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-bugs@micahscomput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arkov.ego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.mozilla.org@solsort.d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cia@mozilla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gx@sigxcpu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egion@altlinu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wstop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p@gnom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glione.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pconnect@core.bug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gw40k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an.lu@oracl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johnson@redneon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ete009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g-mozilla@jag.dreamhost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pr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ky@activestat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oan.teboul@ensimag.imag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ossralf+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melv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ospam.kotarou.don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oudharypranay@liv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am@adamrosenfield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dsrzf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ndervv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arcottuli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bhishekkumarsingh.cs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pmdisguise-otros@yahoo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riram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im.project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holbert+bm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elkohler@linux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gerio.rag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dvarko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elix.the.cheshire.ca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evin@kevinlocke.nam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rabu@ti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ckyekaiq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ph9753@yahoo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sela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naud.bienne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nicholso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clark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hamme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phen.moehl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anb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outenot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tte.kemppila@iki.fi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goodwi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hitsinha25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al.aloni.i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ac@tid.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desaulnier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li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mm537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bugs@lindenbergsoftwar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he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viecco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parsons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ligre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u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mkn85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e.hun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od.narvekar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lmendezbonini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banier@adob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elash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ssop@blueprintit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athan_haas@web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ustin-bugzilla@dolsk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ek.stepi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dux@splintered.co.uk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etea@jh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oullet.marc@wanadoo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jonn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arun2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fink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bertel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idenosuke@hidenosuke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kon@lucidfox.org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uoo2k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venfurnace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immac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laas1988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game-point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m@roboform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becerra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bri.best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z@scntt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lee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enniger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thony.s.hughe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t.light@live.com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newman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tilkr24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more.bugzilla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wein2009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@danwendorf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ayearthur+bugs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eo.chevalier1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ennyheato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andhanaa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townsend+bugmail@oxymoronica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ylesd1@msu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acture91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athan@speedbreeze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itzgen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ail@mozill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trick.brunschwig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bienvenu@sbcglobal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walden+fxhelp@mit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iedel@translate.org.z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birol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vakrishna@synove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loiseleur@linagora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el.renon@free.f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akeshi2@users.sourceforge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seerror@lehigh.ed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enzed@gmail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chmid-thomas@gmx.ne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imantaea_mirabilis@yahoo.co.jp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ekacheka@yahoo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winton@mozillamessaging.co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mes@jamesh.id.au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theia2@fastmail.fm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z@kth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chaeopteryx@coole-files.d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andreasn.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esse@erlbau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report@pesh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udolf.ramler@scch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vel+bugs@noc.uoa.g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toomuchbl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joostdevalk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bzilla@siklo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.geldreich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hn@redux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oel@red-be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evin.benton@am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tlst@sonic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corri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aggy+bugzilla@et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ardin@2wi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kj@nox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ruch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el@lu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urkersezer@tsdesign.inf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maia@async.com.b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m@yoyodyn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slobodin@yande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llilleh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@schuilenbu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lawson-mozilla@bov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Hay@plan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ebmaster@eclips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displagu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lliotte_marti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lhawar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urye8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fu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bbat2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cwhat+mozillabugs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ancsd@linux.vnet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alf.hildebrandt@charit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.v.taylor@leedsmet.ac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illpf55@sbcgloba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.1.wurblzap@spamgourme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ric.Olson@ad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.thomas@valuecli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ttedmag@altlinu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aron@larsonsonlin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naware+bugzilla+mozilla+o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jpc@circle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omas.ehrnhoefer@tasktop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rzysdrewnia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am@batkin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thurpb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anisimov@inbo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marshal@yahoo-inc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gl-mozilla@otherwiz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aeme@chromospher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joern@j3e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adarap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bombca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chen.wiedm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m.mozilla@rjbs.manx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yp@balabit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w@gn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ei.Volkov@softlynx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elc@wush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mmanuel.seyman@club-internet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ncoming.email@bugzilla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kjer@netinsigh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.org@tower-ne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t@yadt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hining@bugzilla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ersh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gre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-mozilla@vitters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ttlecritter@nasqu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il.parkwaycc.co.uk@bluebott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pm@dna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davis@nsi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e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qahira@mindspri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ny@greyfirst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ardare@qnx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amlock@eirc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nesh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utheri@noos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tecnocode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h@gland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eng.qi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obody@nss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qmq87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ptoolkit.xul@core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rini@youo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eb-services@mozilla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anrose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smi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heib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smarinier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iacomo.magnini@portalis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behdad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y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.braem@skynet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-higuti@gray.plala.or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m-to-text@mozilla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erald_leder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els.leenhe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on.le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us@noisepor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petewarde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shihiro@turbolinux.co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duel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lasen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ill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alk@debia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lan@lange.c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refs@mozilla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mh@aybabt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.shoemaker@co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an.ew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bardwel@cur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as.schouten@joo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uenther@ruderspo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emystic.c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eneral@widget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wmw2@infradead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muel@si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mob@daniel-kraf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ltigerszh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vl@exedo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lmatt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tian.haberstro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moehle@comcast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gau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iel.bai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brielsjo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it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telgeuse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emit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lamingice@sourmil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.vanklaveren@student.utwent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quiteajol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us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@fastolf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iumal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c@petit-huguenin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iel.boelzle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evin.bugzilla@atkinson.dh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smull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ueenfie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anec@ActiveStat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stralstor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fwfreo@tpgi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ubys@intertwingly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ant@kix.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wsnyder@insightb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ester@teste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rnard.alleys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pamtest@littlesvr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m_tim2000@mail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ossral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holst@students.cs.uu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b@cal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eon.s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ayjay@poczta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yuyoung.kim@samsun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th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fleischer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lin@theblake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wsmail35@ao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asti.redl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ngt.erik.soderstrom@tel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zjjg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CWed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me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rkweav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ielguts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rry+mozilla@livedoo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ukasblak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luisdelaros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s@pearlcrescen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dekorte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norton@nov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mesbunton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jfitzgeral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nchfrgg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mon.bugzilla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nist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ylvain.spinelli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dschuh@us.ib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+mozilla@triendl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raj.razick@collabora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vh@pvh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ninet@wanad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ginda@hacksru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sesek@bluestatic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dkiel.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r.mc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ro@arklinu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hnfl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oen@emweb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ok@songbirdne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mesbos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ceanl@v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meu@sugarlab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kygrt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o.dong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m.dy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iking@maeth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ssandro.cogliat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ywoo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s@schlee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nnis@aus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raithli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ovassat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sulliv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@juff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.mo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nrad@metade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-bugzilla@outofhan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colas.justin@opentru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toine.mozilla-bugzilla@2xmlab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len.beasley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akko.kiviluoto@dig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rbheek.chau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ulieni@microsof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p@redfish-solu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dicke@learn.senecac.on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bych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ill.lancashire@o2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krem.tomu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ithraprabha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_poro@porotal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uruoka@colorlessplane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pe.deryck@cs.kuleuven.b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nehepca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thew.gert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@oil21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luepengu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agnerg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xel.linder.vc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hadgara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rang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-mozilla@vendor.thewrittenwor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winchel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meles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ichard.coe@med.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woodrow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liff@snipe444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eas.wictor@xcerio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+ben@benjam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ong.wu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rry.li@pagefreedo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e@kc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ou@clear-cod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icow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rentin.cha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lpo.ruotsalainen@movia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lewis@freedomscientific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portbas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demooij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zej.trznadel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nno@hboeck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irkka.danger.karenlamp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tm@chromium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todur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wti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rew@zitna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ibozav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kst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nkhemm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ger.wang@int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metrical+f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imnchen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angpie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n_tseng15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am.mich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ultimouo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mesa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vensp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edric.vincent@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sicor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linkmauv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ltgendo@o2.p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edhatter@gento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tomwuttk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ander.miller@sbcgloba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ric.hennigan@uci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azuki.oht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naopensourc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nvas.webgl@core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lizza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ti@mverse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laes@plae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olanm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qraynaud.e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_j_rob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johns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tthew@trebe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ruff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lausernst2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toph.diehl@xophd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nemo@minimum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g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lekim1@illinoi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daughert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fab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wwater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ahan@nvi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lex@cs.utexas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dd.zurcher@motoro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zacu.daniell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ade.camer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nlinevishn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pecam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anodevwiz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igelbab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jax1638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lek@lcd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insley.C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reenidim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arel.ran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lachanc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ghann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iloshig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flanaga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mos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obinj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us@martiusweb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escordova8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5m5.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nnomotiv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gupta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_arceri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itya@adityabhatt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ati.sag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koleszar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ujtaba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lackhole@herhu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olfgang@germund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ryptooctoploi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figuiere@teaser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tti@haapala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reitmai@adob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haledhosny@eglu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attofriend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ldho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nagiotis.koutsourak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land.kuck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n.bambach@hot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bs85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u.b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+mozilla@aldan.algeb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callawa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eg.kar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lop2plopplo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.kotlenga@sims.p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mi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u@mip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.c.seifri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cwhat@gerf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aras.mozilla@gle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owmya.ravid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vita.seetaraman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oate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hagger@alum.mit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stuff@mikek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hinker@codemu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ack-bugzilla@urandom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lenesok007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rey@kb1pkl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@phhar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adamsk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ica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iellevin2607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mo2010@ilia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ssfre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n@krellia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taylor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ichard@vdberg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ancoiswa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kw1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yalo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reav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ke.holzing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llavikumarijh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rdcorerisi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jambor@suse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em_koenraadt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engkang2011@u.northwestern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vines@codeauror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andr.jenaldi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cheng@gmx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owdown3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ice.lieuti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williampowe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ierre@brin-de-toil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id.humphrey@senecacollege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jt+mozilla@tls.msk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el104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pearl@endofuncto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v.akhaw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nedeleg@yahoo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shriram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bugz@mailinato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llot.zo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hn@nextraweb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enschilst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ckay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illiam@intaglio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ssandro.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ib123@google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elix_moeller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anDer1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y@benton.eu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davidbienvenu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ujjwal.wadhaw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cperez@tid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liu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catolin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ichenk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nay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theriault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ames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n.vogt@itwm.fraunhofer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imdream+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vol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fowl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ix.ds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chie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dz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thony@ricaud.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zche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mt.alexand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mas.dainove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jimenez@gfi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oudil.newbie+bm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svelt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hu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fhaddad@ucsd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ck.car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tsa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wenruzic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tm@tech.email.ne.j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olec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@rednaks.t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livier.pis.langlois@transport.alsto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brjp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aog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epl@redha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mc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sidd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@ssinger.inf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atalin.usurelu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ed@mielczare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ilippurye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usser.bugs@cusser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idsgoldber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howi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ild.config@firefox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y@mozill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ven@silveroran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ng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adking@luesh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angdong.cu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aaborg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panish@evangelism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st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dolphinling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oney.li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@gozer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entnors_dogs234@yaho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niher@softcatal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glenn@radiantco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blo@fliagreco.com.a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elnackm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ch@zachlipto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henry@ccs.ne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tschrep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sledz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ula@reelnewmedi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ap@haitsm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eruder@ks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fcst24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agiorgio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eitaka@blarg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ubert.gajewsk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ichwklein@mchs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mecuva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_peterson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akadu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amsplu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cksmernov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oodwill.mozilla.bugzilla@webhippo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euis.tes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ndrey@gromyko.nam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asic@mozdev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.fran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ad@amphibian.dyndn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ia-Qin.Shi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haas@airmail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illepohjanheimo+bugzilla@fastmail.f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jasnapak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e.lin@s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muel.sidl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yta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enoit.leseu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xf@magma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olvi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n321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ift.them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jduav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tc4ual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ngfocu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nari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rwan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erBlad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-bugs@maltekraus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el.gutierre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egege@legeg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ddsf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cob@87k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s@krickelkracke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ehudab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keperry.unus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fette@googl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agner.sim88@web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a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rasyt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rinal.ka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.maone@informactio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uso.baleato@xunta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halgand@avanque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berto.estrada@yahoo.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william.jon.mccan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ubert@hubertgajewski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rusader@dc3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son@alioth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rac99-firefox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mgregor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eftturnsolutions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uno@flock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i.schieber@truste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upport@bille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qheaden@phaseshiftsoftwa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noorenberghe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ckmf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gael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chner.johannes@gmx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owserj@unbc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fo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dde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.topal@redronin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se@appcoas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m.gl@free.f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rk@Tele2.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emgarret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loyd@hilai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yljerry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k@mickweis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eg.mosher@avg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mes-p@moving-picture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rancesco.lodol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kunk@iSKUNK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and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xtension.compatibility@firefox.bug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el.monreal+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martell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zo@ies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gway12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jimenez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ncerdeir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ligta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evee.mozilla@veekun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oop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rchard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guel.ojeda.sandoni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oN_Kamikaze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shigab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en@klbproduction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nux.an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wsome@ya.r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filmi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pirit5555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cvrcek@mozilla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astairrob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lancast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ff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tin.vGagern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vtanase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marcia.knou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lo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rl@andrew.cmu.ed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louser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fong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felk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jesh3105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astair@ajor.co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rshu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orsh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nzomatrix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gvalen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yberscorpi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.lakatos@softvision.r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ynodino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deubank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iers@eightytwo.com.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free73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wenjonesuk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ru3coug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wenccarpent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anner.sumo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rtpa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mir.aharoni@mail.huji.ac.i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adib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zha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3nt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hanson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walk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wen@owencoutts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les@userbound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wex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mc@gyra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fengler4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mweizhong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hlomif@shlomifish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xabolcs@maffia.h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nis.rotnov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ahul123bhardwaj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osy10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rach.c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sk.3393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ancibonfim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soft@hardcoded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co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ev.nib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klotz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mgmoz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bio2008@yahoo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macdo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ura.zenevich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bert@accettur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Ihrig@thunderbird-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.rouillard@lapost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esslow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kmelin+bmo@iki.f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rgamic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.mozilla@rjb.za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trick.hendriks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achmore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efan.rijnhart@milieudefensie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.e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tomli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mmy.fdo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cow@wel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trick.bugs@wagstrom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rometeo.bug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arkushossner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wiggins@qualcom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hristianha1111@aon.a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.mozilla.org-1@chsc.d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mil.ebiro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ouraine@users.sourceforge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ielawski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_en-gb@tyndall.org.u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unil@synove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oybaggin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ozilladev@fstsoft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ionel@mamane.l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onna.obere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kfitzner@excelcia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schroeder@mozilla.x-home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ozwye@dodgit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yuenhoe@hot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orin.savu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lexxed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stillman+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ulysse@email.i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lja_sekler_@gmx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gger.bugzilla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cristikle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parasyte@kodewerx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ccounts@nagurny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ueller8@gmx-topmail.d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readnaut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zhang918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lissner@michaeljaylissner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reenrecyclebi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anmoesen_=-bugzilla-=+spamtrap@moesen.n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nehalmistry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crende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molejv@gmx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tacy@millions.c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_at_mozilla@peteru.dnsalias.ne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luckydog_1@qq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lnas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urko.gospodnetic@pke.h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ossi@hutzlprecm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ve@briks.si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rdokleiner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planet.n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michal.stanke@mikk.c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rq@akl.l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iagosrl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ds@aueb.g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gozer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dan.callah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amuel.mueller@leven.c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trunga0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estesp@fastmail.u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jhopkins@mozilla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heliosbryan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ugzilla@firehacks.or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wjohnston1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axelg@gofree.indigo.i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zeyufly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briks.si@gmail.com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 table:number-rows-repeated="104723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7T22:13:27.814903566</dc:date>
    <meta:editing-duration>PT17M57S</meta:editing-duration>
    <meta:editing-cycles>3</meta:editing-cycles>
    <meta:generator>LibreOffice/5.1.6.2$Linux_X86_64 LibreOffice_project/10m0$Build-2</meta:generator>
    <meta:document-statistic meta:table-count="1" meta:cell-count="37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7cm" xlink:href="." xlink:type="simple" chart:class="chart:circle" chart:style-name="ch1">
        <chart:legend chart:legend-position="end" svg:x="13.833cm" svg:y="3.208cm" style:legend-expansion="high" chart:style-name="ch2"/>
        <chart:plot-area chart:style-name="ch3" chart:data-source-has-labels="both" svg:x="0.319cm" svg:y="0.18cm" svg:width="13.195cm" svg:height="8.647cm">
          <chartooo:coordinate-region svg:x="2.593cm" svg:y="0.181cm" svg:width="8.646cm" svg:height="8.64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ver 2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-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-1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-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Under 10</text:p>
              </table:table-cell>
              <table:table-cell office:value-type="float" office:value="1339">
                <text:p>1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bar" chart:style-name="ch1">
        <chart:legend chart:legend-position="end" svg:x="13.727cm" svg:y="4.204cm" style:legend-expansion="high" chart:style-name="ch2"/>
        <chart:plot-area chart:style-name="ch3" table:cell-range-address="Developers.C5:Developers.D8" chart:data-source-has-labels="column" svg:x="0.319cm" svg:y="0.18cm" svg:width="13.089cm" svg:height="8.647cm">
          <chartooo:coordinate-region svg:x="1.126cm" svg:y="0.379cm" svg:width="12.282cm" svg:height="7.801cm"/>
          <chart:axis chart:dimension="x" chart:name="primary-x" chart:style-name="ch4" chartooo:axis-type="auto">
            <chartooo:date-scale/>
            <chart:categories table:cell-range-address="Developers.C5:Developers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velopers.D5:Developers.D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ver 200</text:p>
                <draw:g>
                  <svg:desc>Developers.C5:Developers.C8</svg:desc>
                </draw:g>
              </table:table-cell>
              <table:table-cell office:value-type="float" office:value="57">
                <text:p>57</text:p>
                <draw:g>
                  <svg:desc>Developers.D5:Developers.D8</svg:desc>
                </draw:g>
              </table:table-cell>
            </table:table-row>
            <table:table-row>
              <table:table-cell office:value-type="string">
                <text:p>100-2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-1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-30</text:p>
              </table:table-cell>
              <table:table-cell office:value-type="float" office:value="254">
                <text:p>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